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able_20_Contents">
      <style:text-properties officeooo:rsid="00037d2e"/>
    </style:style>
    <style:style style:name="P4" style:family="paragraph" style:parent-style-name="Table_20_Contents">
      <style:text-properties officeooo:rsid="00037d2e" officeooo:paragraph-rsid="00037d2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attore">
      <style:text-properties officeooo:paragraph-rsid="0007f997"/>
    </style:style>
    <style:style style:name="P8" style:family="paragraph" style:parent-style-name="Table_20_Contents">
      <style:text-properties officeooo:rsid="00037d2e" officeooo:paragraph-rsid="00037d2e"/>
    </style:style>
    <style:style style:name="P9" style:family="paragraph" style:parent-style-name="Table_20_Contents">
      <style:text-properties officeooo:rsid="00037d2e" officeooo:paragraph-rsid="0007f997"/>
    </style:style>
    <style:style style:name="P10" style:family="paragraph" style:parent-style-name="Azione_20_sistema">
      <style:text-properties officeooo:paragraph-rsid="0007f997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1efd2f"/>
    </style:style>
    <style:style style:name="T4" style:family="text">
      <style:text-properties officeooo:rsid="00057cb9"/>
    </style:style>
    <style:style style:name="T5" style:family="text">
      <style:text-properties officeooo:rsid="0007f9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ontrollo lista de<text:span text:style-name="T4">gli </text:span><text:span text:style-name="T5">appartenenti ad una categoria di ute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niziato da: Insegnante <text:span text:style-name="T5">oppure Impiegato di segreteria oppure Impiegato della mensa oppure Tirocinant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5">utente</text:span><text:span text:style-name="T2"> </text:span>accede al sistema e viene <text:span text:style-name="T3">autenticato </text:span><text:span text:style-name="T2">come </text:span><text:span text:style-name="T5">I</text:span><text:span text:style-name="T1">nsegnante </text:span><text:span text:style-name="T5">oppure Impiegato di segreteria oppure Impiegato della mensa oppure Tirocinante</text:span><text:span text:style-name="T1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394350996" text:style-name="Numerazione_20_UC">
              <text:list-item text:start-value="1">
                <text:p text:style-name="P7"><text:span text:style-name="T5">L'utente accede alla sezione relativa al personale.</text:span></text:p>
              </text:list-item>
              <text:list-item>
                <text:p text:style-name="P10"><text:span text:style-name="T5">Il sistema mostra l'interfaccia di interazione con i membri del personale.</text:span></text:p>
              </text:list-item>
              <text:list-item>
                <text:p text:style-name="P7"><text:span text:style-name="T5">L'utente accede alla sezione relativa alla categoria di utenti a cui è interessato.</text:span></text:p>
              </text:list-item>
              <text:list-item>
                <text:p text:style-name="P10"><text:span text:style-name="T5">Il sistema mostra l'interfaccia di interazione con la categoria a cui l'utente è interessato.</text:span></text:p>
              </text:list-item>
              <text:list-item>
                <text:p text:style-name="P7"><text:span text:style-name="T5">L'utente richiede di visualizzare la lista della categoria degli utenti di cui fa parte.</text:span></text:p>
              </text:list-item>
              <text:list-item>
                <text:p text:style-name="P10"><text:span text:style-name="T5">Il sistema elabora e mostra l'elenco di nomi e cognomi della categoria in question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I. L'elenco non è disponibile; viene visualizzato un messaggio di errore.</text:p>
            <text:p text:style-name="P9"><text:span text:style-name="T5">II. L'utente potrebbe non essere autorizzato ad accedere allo specifico elenco; viene visualizzato un messaggio di avviso.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L'elenco deve essere elaborato in non più di 5 secondi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4</meta:editing-cycles>
    <meta:generator>LibreOffice/3.6$MacOSX_x86 LibreOffice_project/da8c1e6-fd468f4-454e206-f42a4a9-143cfd</meta:generator>
    <dc:date>2012-10-19T14:06:39</dc:date>
    <meta:document-statistic meta:table-count="1" meta:image-count="0" meta:object-count="0" meta:page-count="1" meta:paragraph-count="22" meta:word-count="190" meta:character-count="1249" meta:non-whitespace-character-count="1087"/>
  </office:meta>
</office:document-meta>
</file>